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simple document, created in Open Off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Jackson</meta:initial-creator>
    <meta:creation-date>2010-03-10T15:04:24.08</meta:creation-date>
    <dc:date>2010-03-10T15:07:29.43</dc:date>
    <dc:creator>Andrew Jackson</dc:creator>
    <meta:editing-duration>PT00H03M13S</meta:editing-duration>
    <meta:editing-cycles>1</meta:editing-cycles>
    <meta:generator>OpenOffice.org/3.3$Unix OpenOffice.org_project/330m20$Build-9567</meta:generator>
    <meta:document-statistic meta:table-count="0" meta:image-count="0" meta:object-count="0" meta:page-count="1" meta:paragraph-count="1" meta:word-count="8" meta:character-count="48"/>
  </office:meta>
</office:document-meta>
</file>